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oak X-scan with fifteen layers</text:p>
          </table:table-cell>
          <table:table-cell table:number-columns-repeated="2"/>
          <table:table-cell office:value-type="string" calcext:value-type="string">
            <text:p>cooling</text:p>
          </table:table-cell>
        </table:table-row>
        <table:table-row table:style-name="ro1">
          <table:table-cell office:value-type="string" calcext:value-type="string">
            <text:p>Y=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=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 =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 = -0.55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urrent I =12.805 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.F</text:p>
          </table:table-cell>
          <table:table-cell/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271" calcext:value-type="float">
            <text:p>-0.2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282" calcext:value-type="float">
            <text:p>-0.28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292" calcext:value-type="float">
            <text:p>-0.292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306" calcext:value-type="float">
            <text:p>-0.30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323" calcext:value-type="float">
            <text:p>-0.3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34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358" calcext:value-type="float">
            <text:p>-0.35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502" calcext:value-type="float">
            <text:p>9.50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476" calcext:value-type="float">
            <text:p>9.4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424" calcext:value-type="float">
            <text:p>9.42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369" calcext:value-type="float">
            <text:p>9.3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35" calcext:value-type="float">
            <text:p>9.3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322" calcext:value-type="float">
            <text:p>9.32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299" calcext:value-type="float">
            <text:p>9.29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28" calcext:value-type="float">
            <text:p>9.2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265" calcext:value-type="float">
            <text:p>9.26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248" calcext:value-type="float">
            <text:p>9.24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232" calcext:value-type="float">
            <text:p>9.23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212" calcext:value-type="float">
            <text:p>9.21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208" calcext:value-type="float">
            <text:p>9.20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185" calcext:value-type="float">
            <text:p>9.1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346" calcext:value-type="float">
            <text:p>9.34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355" calcext:value-type="float">
            <text:p>9.35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354" calcext:value-type="float">
            <text:p>9.35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354" calcext:value-type="float">
            <text:p>9.35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341" calcext:value-type="float">
            <text:p>9.34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347" calcext:value-type="float">
            <text:p>9.34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338" calcext:value-type="float">
            <text:p>9.33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36" calcext:value-type="float">
            <text:p>9.33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311" calcext:value-type="float">
            <text:p>9.31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328" calcext:value-type="float">
            <text:p>9.3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29" calcext:value-type="float">
            <text:p>9.32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311" calcext:value-type="float">
            <text:p>9.3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296" calcext:value-type="float">
            <text:p>9.29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301" calcext:value-type="float">
            <text:p>9.30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288" calcext:value-type="float">
            <text:p>9.28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292" calcext:value-type="float">
            <text:p>9.29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87" calcext:value-type="float">
            <text:p>9.28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86" calcext:value-type="float">
            <text:p>9.28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oak X-scan with fifteen layers</text:p>
          </table:table-cell>
          <table:table-cell table:number-columns-repeated="2"/>
          <table:table-cell office:value-type="string" calcext:value-type="string">
            <text:p>cooling</text:p>
          </table:table-cell>
          <table:table-cell/>
        </table:table-row>
        <table:table-row table:style-name="ro1">
          <table:table-cell office:value-type="string" calcext:value-type="string">
            <text:p>Y=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=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 =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ffset = -0.55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 I =12.810 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.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293" calcext:value-type="float">
            <text:p>9.293</text:p>
          </table:table-cell>
          <table:table-cell table:number-columns-repeated="2"/>
          <table:table-cell office:value-type="string" calcext:value-type="string">
            <text:p>always outsid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06" calcext:value-type="float">
            <text:p>9.3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97" calcext:value-type="float">
            <text:p>9.29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313" calcext:value-type="float">
            <text:p>9.31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308" calcext:value-type="float">
            <text:p>9.30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31" calcext:value-type="float">
            <text:p>9.3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32" calcext:value-type="float">
            <text:p>9.3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318" calcext:value-type="float">
            <text:p>9.31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18" calcext:value-type="float">
            <text:p>9.31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319" calcext:value-type="float">
            <text:p>9.31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317" calcext:value-type="float">
            <text:p>9.31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16" calcext:value-type="float">
            <text:p>9.31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317" calcext:value-type="float">
            <text:p>9.31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318" calcext:value-type="float">
            <text:p>9.31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315" calcext:value-type="float">
            <text:p>9.31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317" calcext:value-type="float">
            <text:p>9.3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316" calcext:value-type="float">
            <text:p>9.31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315" calcext:value-type="float">
            <text:p>9.3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807" calcext:value-type="float">
            <text:p>8.80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8" calcext:value-type="float">
            <text:p>8.7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775" calcext:value-type="float">
            <text:p>8.77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83" calcext:value-type="float">
            <text:p>8.78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826" calcext:value-type="float">
            <text:p>8.82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866" calcext:value-type="float">
            <text:p>8.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919" calcext:value-type="float">
            <text:p>8.91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98" calcext:value-type="float">
            <text:p>8.9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02" calcext:value-type="float">
            <text:p>9.0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084" calcext:value-type="float">
            <text:p>9.08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133" calcext:value-type="float">
            <text:p>9.13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18" calcext:value-type="float">
            <text:p>9.1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23" calcext:value-type="float">
            <text:p>9.2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243" calcext:value-type="float">
            <text:p>9.24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26" calcext:value-type="float">
            <text:p>9.2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279" calcext:value-type="float">
            <text:p>9.27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28" calcext:value-type="float">
            <text:p>9.28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28" calcext:value-type="float">
            <text:p>9.2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277" calcext:value-type="float">
            <text:p>9.2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279" calcext:value-type="float">
            <text:p>9.27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277" calcext:value-type="float">
            <text:p>9.27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273" calcext:value-type="float">
            <text:p>9.2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269" calcext:value-type="float">
            <text:p>9.26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262" calcext:value-type="float">
            <text:p>9.26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252" calcext:value-type="float">
            <text:p>9.25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244" calcext:value-type="float">
            <text:p>9.24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23" calcext:value-type="float">
            <text:p>9.2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226" calcext:value-type="float">
            <text:p>9.2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38:27.629781380</meta:creation-date>
    <dc:date>2014-07-16T19:15:48.507330881</dc:date>
    <meta:editing-duration>PT6M59S</meta:editing-duration>
    <meta:editing-cycles>2</meta:editing-cycles>
    <meta:generator>LibreOffice/4.2.4.2$Linux_X86_64 LibreOffice_project/420m0$Build-2</meta:generator>
    <meta:document-statistic meta:table-count="2" meta:cell-count="205" meta:object-count="0"/>
  </office:meta>
</office:document-meta>
</file>